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5c63" officeooo:paragraph-rsid="00155c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eadline-1</text:h>
      <text:h text:style-name="Heading_20_2" text:outline-level="2">Headline-2</text:h>
      <text:h text:style-name="Heading_20_3" text:outline-level="3">Headline-3</text:h>
      <text:h text:style-name="Heading_20_4" text:outline-level="4">Headline-4</text:h>
      <text:h text:style-name="Heading_20_5" text:outline-level="5">Headline-5</text:h>
      <text:p text:style-name="P1">Standard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mas Dreibholz</meta:initial-creator>
    <meta:creation-date>2025-05-03T12:06:50.908328538</meta:creation-date>
    <meta:editing-cycles>2</meta:editing-cycles>
    <meta:editing-duration>PT2M43S</meta:editing-duration>
    <meta:keyword>Template</meta:keyword>
    <meta:keyword>ODT</meta:keyword>
    <meta:keyword>BibTeXConv</meta:keyword>
    <meta:keyword>BibTeXConv-ODT</meta:keyword>
    <dc:rights>GPL</dc:rights>
    <dc:source>https://github.com/dreibh/bibtexconv/blob/master/src/ODT-Template.odt</dc:source>
    <dc:title>Default ODT Template for BibTeXConv-ODT</dc:title>
    <meta:generator>LibreOffice/24.2.7.2$Linux_X86_64 LibreOffice_project/420$Build-2</meta:generator>
    <dc:date>2025-05-03T12:06:51.780153432</dc:date>
    <dc:creator>Thomas Dreibholz</dc:creator>
    <meta:document-statistic meta:table-count="0" meta:image-count="0" meta:object-count="0" meta:page-count="1" meta:paragraph-count="6" meta:word-count="6" meta:character-count="58" meta:non-whitespace-character-count="58"/>
  </office:meta>
</office:document-meta>
</file>